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tilitaire de création et gestion d'emplois du temps</text:h>
      <text:p text:style-name="Text_20_body"/>
      <text:list xml:id="list8318879721" text:style-name="L1">
        <text:list-item>
          <text:p text:style-name="P2">Création d'un emploi du temps :</text:p>
          <text:list>
            <text:list-item>
              <text:p text:style-name="P2">listes d'élèves, classes, lanières, enseignants, salles</text:p>
            </text:list-item>
            <text:list-item>
              <text:p text:style-name="P2">nombre d'heures / matières, types de salle (TD, TP, amphis, gymnases ...)</text:p>
            </text:list-item>
            <text:list-item>
              <text:p text:style-name="P2">Conditions spéciales (ex : rassembler les TD par blocs de X heures, tenter de libérer des demi-journées si possible, imposer les OT au même créneau pour tous les 2A classiques, étaler la fin des cours entre 11h30 et 12h30 pour éviter les afflux au beurk)</text:p>
            </text:list-item>
            <text:list-item>
              <text:p text:style-name="P2">Prise en compte des contraintes des enseignants-chercheurs (Crénaux de présence en Labo)</text:p>
            </text:list-item>
          </text:list>
        </text:list-item>
        <text:list-item>
          <text:p text:style-name="P2">Gestion au cours de l'année :</text:p>
          <text:list>
            <text:list-item>
              <text:p text:style-name="P2">absence de prof (cours annulé)</text:p>
            </text:list-item>
            <text:list-item>
              <text:p text:style-name="P2">décalage de cours (par glissé-déposé dans la gui)</text:p>
            </text:list-item>
            <text:list-item>
              <text:p text:style-name="P2">gestion du ctrl+z ? Ou liste d'action à appliquer (cf Gparted) ?</text:p>
            </text:list-item>
            <text:list-item>
              <text:p text:style-name="P2">gestion par internet ?</text:p>
            </text:list-item>
            <text:list-item>
              <text:p text:style-name="P2">Stockage des objets en base de données ? (→ Ouverture vers une interface / app internet)</text:p>
            </text:list-item>
          </text:list>
        </text:list-item>
        <text:list-item>
          <text:p text:style-name="P2">Interface graphique :</text:p>
          <text:list>
            <text:list-item>
              <text:p text:style-name="P2">Onglets Classes / Enseignants / Matières / Visualisation EdT</text:p>
            </text:list-item>
            <text:list-item>
              <text:p text:style-name="P2">Navigation dans les EdT par semaine / classe / enseignant / salle ?</text:p>
            </text:list-item>
            <text:list-item>
              <text:p text:style-name="P2">Recherche d'une salle disponible pour une plage horaire</text:p>
            </text:list-item>
          </text:list>
        </text:list-item>
      </text:list>
      <text:p text:style-name="Text_20_body"/>
      <text:p text:style-name="Text_20_body">L'intérêt de ce projet réside essentiellement dans la conception d'un algorithme efficace pour réaliser une tâche complexe, associé à une interface graphique qui devra être efficace et intuitive, et la gestion de nombreuses contraintes utilisateur.</text:p>
      <text:p text:style-name="Text_20_body">Il sera nécessaire de mettre en application les connaissances acquises en première et deuxième année (bases de données, programmation objet, interface agréable …), ce qui en fait un projet informatique cohérent.</text:p>
      <text:p text:style-name="P1">Principe de l'algorithme :</text:p>
      <text:list xml:id="list309456429" text:style-name="L2">
        <text:list-item>
          <text:p text:style-name="P3">Déterminer la pus forte contrainte (salles de TP, rassembler les horaires des profs en demi-journées, …)</text:p>
          <text:list>
            <text:list-item>
              <text:p text:style-name="P3">ex : pour les salles de TP, C = NbClasses * DureeTP / (NbSalleTP * NbHeuresSemaine)</text:p>
            </text:list-item>
          </text:list>
        </text:list-item>
        <text:list-item>
          <text:p text:style-name="P4">Commencer à remplir les cases selon la première contrainte, puis par ordre décroiss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5:01:02</meta:creation-date>
    <dc:date>2014-03-16T22:10:31</dc:date>
    <meta:editing-duration>PT6M16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2" meta:paragraph-count="22" meta:word-count="306" meta:character-count="1814" meta:non-whitespace-character-count="1548"/>
  </office:meta>
</office:document-meta>
</file>